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style:font-name="Gill Sans MT_CCJU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style:font-name="Gill Sans MT_CCJU1"/>
    </style:style>
    <style:style style:name="T10" style:family="text">
      <style:text-properties style:font-name="Gill Sans MT_CCJU1" fo:language="fr" fo:country="FR"/>
    </style:style>
    <style:style style:name="T11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4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2"/><text:p text:style-name="P9"><text:span text:style-name="T9">%=B_MONTANT_VERS_ASSURE</text:span><text:span text:style-name="T10">=%</text:span><text:span text:style-name="T9"><text:tab/>%=MONTANT_VERS_ASSURE=%</text:span></text:p><text:p text:style-name="P10">%=B_MONTANT_HOME=%<text:tab/>%=MONTANT_HOME=%</text:p><text:p text:style-name="P11">%=B_PRESTATION_MENS=%<text:tab/>%=PRESTATION_MENS=%</text:p><text:p text:style-name="P10"/><text:p text:style-name="P10">%=<text:span text:style-name="T11">B_MONTANT_VERSEE_ASS</text:span>=%<text:tab/><text:span text:style-name="T1">%=</text:span><text:span text:style-name="T2">B_MONTANT_VERSEE_ASS2=%</text:span></text:p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7"/>
      <text:p text:style-name="P33">%=remLineWhenBlank(REMARQUES,1)=%</text:p>
      <text:p text:style-name="P4">%=remLineWhenBlank(TXT_REMARQUES,1)=%</text:p>
      <text:p text:style-name="P8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35689727" text:style-name="L1">
        <text:list-item>
          <text:p text:style-name="P39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8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3T15:46:46.01</dc:date>
    <meta:print-date>2011-02-22T10:58:36</meta:print-date>
    <meta:editing-cycles>174</meta:editing-cycles>
    <meta:editing-duration>P1DT14H36M54S</meta:editing-duration>
    <meta:document-statistic meta:table-count="2" meta:image-count="0" meta:object-count="0" meta:page-count="2" meta:paragraph-count="45" meta:word-count="58" meta:character-count="1401"/>
    <meta:user-defined meta:name="Info 1"/>
    <meta:user-defined meta:name="Info 2"/>
    <meta:user-defined meta:name="Info 3"/>
    <meta:user-defined meta:name="Info 4"/>
  </office:meta>
</office:document-meta>
</file>